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Century" svg:font-family="Century" style:font-family-generic="roman"/>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111111" style:font-name="Century Gothic" fo:font-size="12pt" fo:letter-spacing="normal" fo:font-style="normal" fo:font-weight="normal" officeooo:rsid="001c2926" officeooo:paragraph-rsid="001c2926" style:font-size-asian="12pt" style:font-size-complex="12pt"/>
    </style:style>
    <style:style style:name="P2" style:family="paragraph" style:parent-style-name="Standard">
      <style:text-properties officeooo:paragraph-rsid="00207f9f"/>
    </style:style>
    <style:style style:name="P3" style:family="paragraph" style:parent-style-name="Standard">
      <style:text-properties fo:color="#111111" style:font-name="Century Gothic" fo:font-size="12pt" officeooo:rsid="001c2926" officeooo:paragraph-rsid="001c2926" style:font-size-asian="12pt" style:font-size-complex="12pt"/>
    </style:style>
    <style:style style:name="P4" style:family="paragraph" style:parent-style-name="Standard">
      <style:text-properties fo:color="#111111" officeooo:paragraph-rsid="001e241f"/>
    </style:style>
    <style:style style:name="P5" style:family="paragraph" style:parent-style-name="Standard">
      <style:text-properties fo:color="#111111" officeooo:rsid="001e241f" officeooo:paragraph-rsid="001e241f"/>
    </style:style>
    <style:style style:name="P6" style:family="paragraph" style:parent-style-name="Standard">
      <style:text-properties fo:color="#111111" officeooo:paragraph-rsid="00207f9f"/>
    </style:style>
    <style:style style:name="P7" style:family="paragraph" style:parent-style-name="Standard">
      <style:text-properties fo:color="#111111" officeooo:rsid="00207f9f" officeooo:paragraph-rsid="00207f9f"/>
    </style:style>
    <style:style style:name="P8" style:family="paragraph" style:parent-style-name="Standard" style:list-style-name="L2">
      <style:text-properties fo:color="#111111" officeooo:rsid="00207f9f" officeooo:paragraph-rsid="00207f9f"/>
    </style:style>
    <style:style style:name="T1" style:family="text">
      <style:text-properties fo:font-variant="normal" fo:text-transform="none" style:font-name="Century Gothic" fo:font-size="12pt" fo:letter-spacing="normal" fo:font-style="normal" fo:font-weight="normal" style:font-size-asian="12pt" style:font-size-complex="12pt"/>
    </style:style>
    <style:style style:name="T2" style:family="text">
      <style:text-properties fo:font-variant="normal" fo:text-transform="none" style:font-name="Century Gothic" fo:font-size="12pt" fo:letter-spacing="normal" fo:font-style="normal" fo:font-weight="normal" officeooo:rsid="001c8df6" style:font-size-asian="12pt" style:font-size-complex="12pt"/>
    </style:style>
    <style:style style:name="T3" style:family="text">
      <style:text-properties fo:font-variant="normal" fo:text-transform="none" style:font-name="Century Gothic" fo:font-size="12pt" fo:letter-spacing="normal" fo:font-style="normal" fo:font-weight="normal" officeooo:rsid="001e241f" style:font-size-asian="12pt" style:font-size-complex="12pt"/>
    </style:style>
    <style:style style:name="T4" style:family="text">
      <style:text-properties fo:font-variant="normal" fo:text-transform="none" style:font-name="Century Gothic" fo:font-size="12pt" fo:letter-spacing="normal" fo:font-style="normal" fo:font-weight="normal" officeooo:rsid="001e8f39" style:font-size-asian="12pt" style:font-size-complex="12pt"/>
    </style:style>
    <style:style style:name="T5" style:family="text">
      <style:text-properties fo:font-variant="normal" fo:text-transform="none" style:font-name="Century Gothic" fo:font-size="12pt" fo:letter-spacing="normal" fo:language="en" fo:country="US" fo:font-style="normal" fo:font-weight="normal" style:font-size-asian="12pt" style:font-size-complex="12pt"/>
    </style:style>
    <style:style style:name="T6" style:family="text">
      <style:text-properties fo:font-variant="normal" fo:text-transform="none" style:font-name="Century Gothic" fo:font-size="12pt" fo:letter-spacing="normal" fo:language="en" fo:country="US" fo:font-style="normal" fo:font-weight="normal" officeooo:rsid="001e8f39" style:font-size-asian="12pt" style:font-size-complex="12pt"/>
    </style:style>
    <style:style style:name="T7" style:family="text">
      <style:text-properties fo:font-variant="normal" fo:text-transform="none" fo:color="#111111" style:font-name="Century Gothic" fo:font-size="12pt" fo:letter-spacing="normal" fo:language="en" fo:country="US" fo:font-style="normal" fo:font-weight="normal" officeooo:rsid="00207f9f"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moção da Saúde 3</text:p>
      <text:p text:style-name="P3"/>
      <text:p text:style-name="P1">III Conferência Internacional sobre Promoção da Saúde e a Declaração de Sundsvall: Criação de ambientes Favoráveis à Saúde (1991)</text:p>
      <text:p text:style-name="P1"/>
      <text:p text:style-name="P4"><text:span text:style-name="T2">Para introduzir, uma Conferência Internacional sobre Promoção da Saúde ocorre de tempos em tempos, participando vários setores e vários países. O objetivo de uma conferência é atuar em defesa da continuidade e ampliação dos campos de ação da saúde e abordagens mais efetivas para o alcance dos objetivos que são traçados para a área.</text:span></text:p>
      <text:p text:style-name="P4"><text:span text:style-name="T3"/></text:p>
      <text:p text:style-name="P4"><text:span text:style-name="T2">Relembrando alguns conceitos, é importante termos sempre em mente os objetivos da promoção da sáude. </text:span><text:span text:style-name="T3">C</text:span><text:span text:style-name="T2">omo principal objetivo </text:span><text:span text:style-name="T3">temos que proporcionar uma condição de vida digna a toda a população é um direito de todos os cidadãos. Assim, a saúde vai muito além da ausência de doença, como estamos acostumados. Logo, promover a saúde é promover qualidade de vida.</text:span></text:p>
      <text:p text:style-name="P4"><text:span text:style-name="T3"/></text:p>
      <text:p text:style-name="P5"><text:span text:style-name="T1">A III Conferência Internacional foi realizada em Sundsvall, Suécia, no período de 9 a 15 de junho de 1991.</text:span></text:p>
      <text:p text:style-name="P5"><text:span text:style-name="T1"/></text:p>
      <text:p text:style-name="P5"><text:span text:style-name="T1">Dentre os objetivos discutidos nas Conferências, esta levou muito em conta a seguinte frase: ‘Um ambiente favorável é de suprema importância para a saúde e reconhece que todos têm um papel na criação de ambientes favoráveis e promotores de saúde.’</text:span></text:p>
      <text:p text:style-name="P5"><text:span text:style-name="T1"/></text:p>
      <text:p text:style-name="P5"><text:span text:style-name="T4">G</text:span><text:span text:style-name="T1">rande parte do que foi </text:span><text:span text:style-name="T4">abordado</text:span><text:span text:style-name="T1"> teve a premissa de que </text:span><text:span text:style-name="T4">ambiente e saúde são interdependentes e são inseparáveis. Assim, o principal objetivo da promoção dali em diante seria atingir essas duas metas, e ter prioridade no desenvolvimento e na criação de políticas governamentais que dessem suporte as ações relacionadas ao tema.</text:span></text:p>
      <text:p text:style-name="P5"><text:span text:style-name="T4"/></text:p>
      <text:p text:style-name="P6"><text:span text:style-name="T6">Não menos importante, outro objetivo abordado foi sobre a necessidade de ações que na época</text:span><text:span text:style-name="T4"> </text:span><text:span text:style-name="T6">eram</text:span><text:span text:style-name="T4"> </text:span><text:span text:style-name="T6">urgentes</text:span><text:span text:style-name="T4"> </text:span><text:span text:style-name="T6">para se atingir</text:span><text:span text:style-name="T4"> </text:span><text:span text:style-name="T6">uma</text:span><text:span text:style-name="T4"> </text:span><text:span text:style-name="T6">maior</text:span><text:span text:style-name="T4"> </text:span><text:span text:style-name="T6">justiça</text:span><text:span text:style-name="T4"> </text:span><text:span text:style-name="T6">social em</text:span><text:span text:style-name="T4"> </text:span><text:span text:style-name="T6">saúde, ou</text:span><text:span text:style-name="T4"> </text:span><text:span text:style-name="T6">seja, proporcionar</text:span><text:span text:style-name="T4"> </text:span><text:span text:style-name="T6">condições</text:span><text:span text:style-name="T4"> </text:span><text:span text:style-name="T6">de vida</text:span><text:span text:style-name="T4"> </text:span><text:span text:style-name="T6">melhores</text:span><text:span text:style-name="T4"> </text:span><text:span text:style-name="T6">para a população</text:span><text:span text:style-name="T4"> </text:span><text:span text:style-name="T6">mundial</text:span><text:span text:style-name="T4"> </text:span><text:span text:style-name="T6">como um todo.</text:span></text:p>
      <text:p text:style-name="P6"><text:span text:style-name="T6"/></text:p>
      <text:p text:style-name="P7"><text:span text:style-name="T6">O </text:span><text:span text:style-name="T5">tema é tão atual, que vemos hoje milhões de pessoas vivendo ainda em extrema pobreza, em um meio ambiente cada vez mais degradado, independente da zona em que se vive, tanto rural como urbana. E devido a conflitos armados, o que também vemos infelizmente nos dias de hoje, um grande número de pessoas sofrendo tragicamente, perturbando em muito a saúde e o bem estar.</text:span></text:p>
      <text:p text:style-name="P7"><text:span text:style-name="T5"/></text:p>
      <text:p text:style-name="P7"><text:span text:style-name="T5">A solução discutida na conferência identificou 4 estratégias para a ação em saúde pública, buscando promover a criação de ambientes favoráveis:</text:span></text:p>
      <text:list xml:id="list422788705" text:style-name="L2">
        <text:list-item>
          <text:p text:style-name="P8"><text:span text:style-name="T5">Reforçar a defesa da proposta através de ações comunitárias, particularmente pelos grupos organizados de mulheres;</text:span></text:p>
        </text:list-item>
        <text:list-item>
          <text:p text:style-name="P8"><text:span text:style-name="T5">Capacitar comunidade e indivíduos a ganhar maior controle sobre sua saúde e ambiente, através da educação e maior participação nos processos de tomada de decisão;</text:span></text:p>
        </text:list-item>
        <text:list-item>
          <text:p text:style-name="P8"><text:span text:style-name="T5">Construir alianças para a saúde e os ambientes favoráveis;</text:span></text:p>
        </text:list-item>
        <text:list-item>
          <text:p text:style-name="P8"><text:soft-page-break/><text:span text:style-name="T5">Mediar os interesses conflitantes na sociedade, de modo que se possa assegurar o acesso igualitário a ambientes favoráveis à saúde.</text:span></text:p>
        </text:list-item>
      </text:list>
      <text:p text:style-name="P7"><text:span text:style-name="T5"/></text:p>
      <text:p text:style-name="P2"><text:span text:style-name="T7">Assim, espera-se que as iniciativas devem vir de todos os setores que possam ajudar e contribuir para a criação de um ambiente mais favorável, igualitário e promotor da saúde, e devem ser levados a sério pela comunidade, nacionalmente pelos órgãos públicos e governos, ONGs e também organizações internacionais. <text:line-break/><text:line-break/>Dessa maneira, será possível atingir níveis de ambiente e saúde mais igualitários e justos, disponíveis a todos, ou que haja uma grande melhora.</text:span></text:p>
      <text:p text:style-name="P6"><text:span text:style-name="T6"/></text:p>
      <text:p text:style-name="P6"><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Century" svg:font-family="Century" style:font-family-generic="roman"/>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22T13:26:23.636531607</meta:creation-date>
    <dc:date>2021-08-22T14:30:04.240753747</dc:date>
    <meta:editing-duration>PT5M19S</meta:editing-duration>
    <meta:editing-cycles>1</meta:editing-cycles>
    <meta:document-statistic meta:table-count="0" meta:image-count="0" meta:object-count="0" meta:page-count="2" meta:paragraph-count="15" meta:word-count="517" meta:character-count="3204" meta:non-whitespace-character-count="2704"/>
    <meta:generator>LibreOffice/6.4.7.2$Linux_X86_64 LibreOffice_project/40$Build-2</meta:generator>
  </office:meta>
</office:document-meta>
</file>